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F000002F08AEFAB66ED02ED06.png" manifest:media-type="image/png"/>
  <manifest:file-entry manifest:full-path="Pictures/10000000000006EE0000019C172F712D660918E9.png" manifest:media-type="image/png"/>
  <manifest:file-entry manifest:full-path="Pictures/1000000000000432000002AD3592F1101225EDA6.png" manifest:media-type="image/png"/>
  <manifest:file-entry manifest:full-path="Pictures/10000000000006FB000001D68A846DF0AD83F9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9.3cm" draw:transform="rotate (1.5707963267949) translate (15.322cm 17.501cm)">
          <draw:image xlink:href="Pictures/10000000000002AF000002F08AEFAB66ED02ED06.png" xlink:type="simple" xlink:show="embed" xlink:actuate="onLoad" loext:mime-type="image/png">
            <text:p/>
          </draw:image>
        </draw:frame>
        <draw:frame draw:style-name="gr1" draw:text-style-name="P1" draw:layer="layout" svg:width="20.8cm" svg:height="4.8cm" svg:x="3.667cm" svg:y="3.286cm">
          <draw:image xlink:href="Pictures/10000000000006EE0000019C172F712D660918E9.png" xlink:type="simple" xlink:show="embed" xlink:actuate="onLoad" loext:mime-type="image/png">
            <text:p/>
          </draw:image>
        </draw:frame>
        <draw:frame draw:style-name="gr1" draw:text-style-name="P1" draw:layer="layout" svg:width="8.8cm" svg:height="5.6cm" svg:x="4.519cm" svg:y="10.132cm">
          <draw:image xlink:href="Pictures/1000000000000432000002AD3592F1101225EDA6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4cm" svg:height="6.3cm" svg:x="1.765cm" svg:y="10.575cm">
          <draw:image xlink:href="Pictures/10000000000006FB000001D68A846DF0AD83F90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4T12:59:20.389000000</meta:creation-date>
    <dc:date>2020-12-04T13:08:04.335000000</dc:date>
    <meta:editing-duration>PT8M44S</meta:editing-duration>
    <meta:editing-cycles>1</meta:editing-cycles>
    <meta:generator>LibreOffice/6.4.2.2$Windows_X86_64 LibreOffice_project/4e471d8c02c9c90f512f7f9ead8875b57fcb1ec3</meta:generator>
    <meta:print-date>2020-12-04T13:10:01.966000000</meta:print-date>
    <meta:document-statistic meta:object-count="4"/>
  </office:meta>
</office:document-meta>
</file>